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99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66ff99"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972cm"/>
    </style:style>
    <style:style style:name="gr5" style:family="graphic" style:parent-style-name="standard">
      <style:graphic-properties svg:stroke-color="#b2b2b2" draw:fill="solid" draw:fill-color="#3399ff" draw:textarea-horizontal-align="justify" draw:textarea-vertical-align="middle" draw:auto-grow-height="false"/>
    </style:style>
    <style:style style:name="gr6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7" style:family="graphic" style:parent-style-name="standard">
      <style:graphic-properties svg:stroke-color="#b2b2b2" draw:fill="solid"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998cm"/>
    </style:style>
    <style:style style:name="gr1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92cm"/>
    </style:style>
    <style:style style:name="gr15" style:family="graphic" style:parent-style-name="standard">
      <style:graphic-properties draw:stroke="dash" draw:stroke-dash="Ultrafine_20_Dashed" svg:stroke-color="#333333" draw:marker-start="Arrow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3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8" style:family="graphic" style:parent-style-name="standard">
      <style:graphic-properties draw:stroke="dash" draw:stroke-dash="Ultrafine_20_Dashed" svg:stroke-color="#66ff99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gr20" style:family="graphic" style:parent-style-name="standard">
      <style:graphic-properties draw:stroke="solid" draw:stroke-dash="Ultrafine_20_Dashed" svg:stroke-width="0.035cm" svg:stroke-color="#33ff99" draw:marker-start="Circle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439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66ff99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color="#333333" fo:font-size="12pt" style:font-size-asian="12pt" style:font-size-complex="12pt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style:text-properties fo:color="#33ff99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style:text-position="0% 100%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66ff99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333333" fo:font-size="12pt" style:font-size-asian="12pt" style:font-size-complex="12pt"/>
    </style:style>
    <style:style style:name="T11" style:family="text">
      <style:text-properties fo:color="#33ff99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799cm" svg:height="12.999cm" svg:x="2.001cm" svg:y="2.701cm">
          <text:p/>
          <draw:enhanced-geometry svg:viewBox="0 0 21600 21600" draw:path-stretchpoint-x="10800" draw:path-stretchpoint-y="10800" draw:text-areas="?f3 ?f4 ?f5 ?f6" draw:type="round-rectangle" draw:modifiers="2353.846153846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cm" svg:height="17cm" svg:x="10.9cm" svg:y="2.7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5.6cm" svg:height="4cm" svg:x="3.101cm" svg:y="10.9cm">
            <text:p text:style-name="P1">EJP</text:p>
            <text:p text:style-name="P1">Domain <text:span text:style-name="T1">n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5.6cm" svg:height="4cm" svg:x="3.1cm" svg:y="7.8cm">
            <text:p text:style-name="P1">EJP</text:p>
            <text:p text:style-name="P1">Domain <text:span text:style-name="T1">...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5.6cm" svg:height="4cm" svg:x="3.101cm" svg:y="4.7cm">
            <text:p text:style-name="P1">EJP</text:p>
            <text:p text:style-name="P1">Domain <text:span text:style-name="T1">1</text:span>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" draw:text-style-name="P2" draw:layer="layout" svg:width="5.472cm" svg:height="0.983cm" svg:x="16.2cm" svg:y="3.3cm">
          <draw:text-box>
            <text:p><text:span text:style-name="T2">GlassCat Server</text:span></text:p>
          </draw:text-box>
        </draw:frame>
        <draw:custom-shape draw:style-name="gr5" draw:text-style-name="P1" draw:layer="layout" svg:width="6.5cm" svg:height="6.301cm" svg:x="19.4cm" svg:y="12.5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99cm" svg:height="1.1cm" svg:x="20cm" svg:y="14.2cm">
            <text:p text:style-name="P1"><text:span text:style-name="T3">Domain Container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001cm" svg:y="15.601cm">
            <text:p text:style-name="P1"><text:span text:style-name="T3">Domain Container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001cm" svg:y="17.001cm">
            <text:p text:style-name="P1"><text:span text:style-name="T3">Domain Container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draw:layer="layout" svg:width="6.5cm" svg:height="6.301cm" svg:x="11.9cm" svg:y="12.5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cm" svg:height="1.1cm" svg:x="12.6cm" svg:y="14.201cm">
            <text:p text:style-name="P1"><text:span text:style-name="T3">HTTP Task </text:span><text:span text:style-name="T4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.1cm" svg:x="12.6cm" svg:y="15.602cm">
            <text:p text:style-name="P1"><text:span text:style-name="T3">HTTP Task </text:span><text:span text:style-name="T4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.1cm" svg:x="12.6cm" svg:y="17.003cm">
            <text:p text:style-name="P1"><text:span text:style-name="T3">HTTP Task </text:span><text:span text:style-name="T4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xml:id="id2" draw:id="id2" draw:layer="layout" svg:width="6.5cm" svg:height="6.301cm" svg:x="19.4cm" svg:y="5.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99cm" svg:height="1.1cm" svg:x="20.099cm" svg:y="6.901cm">
            <text:p text:style-name="P1"><text:span text:style-name="T3">Domain Connector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1cm" svg:y="8.302cm">
            <text:p text:style-name="P1"><text:span text:style-name="T3">Domain Connector 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99cm" svg:height="1.1cm" svg:x="20.1cm" svg:y="9.702cm">
            <text:p text:style-name="P1"><text:span text:style-name="T3">Domain Connector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draw:layer="layout" svg:width="6.5cm" svg:height="6.301cm" svg:x="11.9cm" svg:y="5.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3" draw:layer="layout" svg:width="5cm" svg:height="1.1cm" svg:x="12.6cm" svg:y="6.901cm">
            <text:p text:style-name="P3"><text:span text:style-name="T5">Secu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5cm" svg:height="1.1cm" svg:x="12.6cm" svg:y="8.302cm">
            <text:p text:style-name="P3"><text:span text:style-name="T5">Confi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5cm" svg:height="1.1cm" svg:x="12.6cm" svg:y="9.703cm">
            <text:p text:style-name="P3"><text:span text:style-name="T5">JEC </text:span><text:span text:style-name="T6">(shared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4" draw:layer="layout" svg:width="1.874cm" svg:height="0.983cm" svg:x="14.1cm" svg:y="5.601cm">
          <draw:text-box>
            <text:p text:style-name="P1"><text:span text:style-name="T7">Core</text:span></text:p>
          </draw:text-box>
        </draw:frame>
        <draw:frame draw:style-name="gr10" draw:text-style-name="P4" draw:layer="layout" svg:width="3.741cm" svg:height="0.983cm" svg:x="20.7cm" svg:y="5.602cm">
          <draw:text-box>
            <text:p text:style-name="P1"><text:span text:style-name="T7">Connectors</text:span></text:p>
          </draw:text-box>
        </draw:frame>
        <draw:frame draw:style-name="gr11" draw:text-style-name="P4" draw:layer="layout" svg:width="2.995cm" svg:height="0.983cm" svg:x="21.101cm" svg:y="12.903cm">
          <draw:text-box>
            <text:p text:style-name="P1"><text:span text:style-name="T7">Domains</text:span></text:p>
          </draw:text-box>
        </draw:frame>
        <draw:frame draw:style-name="gr12" draw:text-style-name="P4" draw:layer="layout" svg:width="4.498cm" svg:height="0.983cm" svg:x="12.901cm" svg:y="12.904cm">
          <draw:text-box>
            <text:p text:style-name="P1"><text:span text:style-name="T7">HTTP Servers</text:span></text:p>
          </draw:text-box>
        </draw:frame>
        <draw:custom-shape draw:style-name="gr13" draw:text-style-name="P1" draw:layer="layout" svg:width="2.1cm" svg:height="0.7cm" svg:x="17.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0.7cm" draw:transform="rotate (-1.57079632679579) translate (24.9cm 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5" draw:layer="layout" svg:width="2.792cm" svg:height="0.729cm" draw:transform="rotate (1.5707963267946) translate (11cm 16.792cm)">
          <draw:text-box>
            <text:p><text:span text:style-name="T8">transactions</text:span></text:p>
          </draw:text-box>
        </draw:frame>
        <draw:line draw:style-name="gr15" draw:text-style-name="P1" draw:layer="layout" svg:x1="20.2cm" svg:y1="13cm" svg:x2="20.2cm" svg:y2="11.6cm">
          <text:p/>
        </draw:line>
        <draw:custom-shape draw:style-name="gr13" draw:text-style-name="P1" draw:layer="layout" svg:width="3.1cm" svg:height="0.9cm" svg:x="9.3cm" svg:y="8.4cm">
          <text:p/>
          <draw:enhanced-geometry svg:viewBox="0 0 21600 21600" draw:text-areas="?f5 ?f1 ?f6 ?f3" draw:type="left-right-arrow" draw:modifiers="2793.16349564657 6496.7813540510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6" draw:layer="layout" svg:width="3.872cm" svg:height="0.983cm" svg:x="3.928cm" svg:y="3.3cm">
          <draw:text-box>
            <text:p><text:span text:style-name="T9">Workspace</text:span></text:p>
          </draw:text-box>
        </draw:frame>
        <draw:frame draw:style-name="gr17" draw:text-style-name="P7" draw:layer="layout" svg:width="1.895cm" svg:height="0.725cm" svg:x="20.2cm" svg:y="11.7cm">
          <draw:text-box>
            <text:p><text:span text:style-name="T10">creates</text:span></text:p>
          </draw:text-box>
        </draw:frame>
        <draw:line draw:style-name="gr18" draw:text-style-name="P1" draw:layer="layout" svg:x1="17.6cm" svg:y1="14.8cm" svg:x2="20cm" svg:y2="14.8cm">
          <text:p/>
        </draw:line>
        <draw:line draw:style-name="gr18" draw:text-style-name="P1" draw:layer="layout" svg:x1="17.6cm" svg:y1="16.2cm" svg:x2="20cm" svg:y2="16.2cm">
          <text:p/>
        </draw:line>
        <draw:line draw:style-name="gr18" draw:text-style-name="P1" draw:layer="layout" svg:x1="17.6cm" svg:y1="17.5cm" svg:x2="20cm" svg:y2="17.5cm">
          <text:p/>
        </draw:line>
        <draw:frame draw:style-name="gr19" draw:text-style-name="P7" draw:layer="layout" svg:width="2.691cm" svg:height="0.725cm" draw:transform="rotate (1.5707963267946) translate (18.465cm 8.484cm)">
          <draw:text-box>
            <text:p><text:span text:style-name="T10">initialization</text:span></text:p>
          </draw:text-box>
        </draw:frame>
        <draw:custom-shape draw:style-name="gr13" draw:text-style-name="P1" draw:layer="layout" svg:width="2cm" svg:height="0.7cm" draw:transform="rotate (-1.57079632679579) translate (13.1cm 11.0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7.799cm" svg:height="3cm" svg:x="2.001cm" svg:y="16.7cm">
          <text:p text:style-name="P8"><text:span text:style-name="T2">Browser</text:span></text:p>
          <draw:enhanced-geometry svg:viewBox="0 0 21600 21600" draw:path-stretchpoint-x="10800" draw:path-stretchpoint-y="10800" draw:text-areas="?f3 ?f4 ?f5 ?f6" draw:type="round-rectangle" draw:modifiers="5572.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9.8cm" svg:y1="17.5cm" svg:x2="11.9cm" svg:y2="17.5cm">
          <text:p/>
        </draw:line>
        <draw:frame draw:style-name="gr19" draw:text-style-name="P7" draw:layer="layout" svg:width="2.691cm" svg:height="0.725cm" draw:transform="rotate (1.5707963267946) translate (11.165cm 8.584cm)">
          <draw:text-box>
            <text:p><text:span text:style-name="T10">initialization</text:span></text:p>
          </draw:text-box>
        </draw:frame>
        <draw:connector draw:style-name="gr20" draw:text-style-name="P1" draw:layer="layout" svg:x1="5.9cm" svg:y1="2.701cm" svg:x2="22.65cm" svg:y2="5.2cm" draw:start-shape="id1" draw:end-shape="id2" draw:end-glue-point="0" svg:d="M5900 2701v-502h16750v3001">
          <text:p/>
        </draw:connector>
        <draw:frame draw:style-name="gr21" draw:text-style-name="P9" draw:layer="layout" svg:width="3.939cm" svg:height="0.818cm" svg:x="12.9cm" svg:y="1.3cm">
          <draw:text-box>
            <text:p><text:span text:style-name="T11">EJP's visibility</text:span></text:p>
          </draw:text-box>
        </draw:frame>
        <draw:line draw:style-name="gr15" draw:text-style-name="P1" draw:layer="layout" svg:x1="17.6cm" svg:y1="13cm" svg:x2="17.6cm" svg:y2="11.6cm">
          <text:p/>
        </draw:line>
        <draw:frame draw:style-name="gr17" draw:text-style-name="P7" draw:layer="layout" svg:width="1.895cm" svg:height="0.725cm" svg:x="15.701cm" svg:y="11.701cm">
          <draw:text-box>
            <text:p><text:span text:style-name="T10">cre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10-03T17:20:23.25</dc:date>
    <meta:editing-duration>PT1H41M19S</meta:editing-duration>
    <meta:editing-cycles>21</meta:editing-cycles>
    <meta:generator>OpenOffice/4.1.3$Win32 OpenOffice.org_project/413m1$Build-9783</meta:generator>
    <meta:document-statistic meta:object-count="50"/>
  </office:meta>
</office:document-meta>
</file>